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5c3fa" officeooo:paragraph-rsid="0015c3fa"/>
    </style:style>
    <style:style style:name="P2" style:family="paragraph" style:parent-style-name="Preformatted_20_Text">
      <style:text-properties officeooo:paragraph-rsid="0015c3fa"/>
    </style:style>
    <style:style style:name="P3" style:family="paragraph" style:parent-style-name="Standard">
      <style:text-properties officeooo:paragraph-rsid="001a0024"/>
    </style:style>
    <style:style style:name="P4" style:family="paragraph" style:parent-style-name="Heading_20_2" style:list-style-name=""/>
    <style:style style:name="P5" style:family="paragraph" style:parent-style-name="Heading_20_2">
      <style:text-properties officeooo:paragraph-rsid="001b1667"/>
    </style:style>
    <style:style style:name="P6" style:family="paragraph" style:parent-style-name="Heading_20_2">
      <style:paragraph-properties fo:break-before="page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font-name="Liberation Mono" fo:font-size="10pt" officeooo:rsid="0015c3fa" style:font-name-asian="Liberation Mono" style:font-size-asian="10pt" style:font-name-complex="Liberation Mono" style:font-size-complex="10pt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officeooo:rsid="001ca4b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NinjaTracker V2.04</text:p>
      <text:h text:style-name="Heading_20_1" text:outline-level="1">1. Introduction </text:h>
      <text:p text:style-name="Standard"><text:span text:style-name="T2">NinjaTracker V2.x</text:span> is still a somewhat minimal music editor. Main differences to previous versions are general purpose commands (or instruments), two-column tables and a slide function that knows to stop at the target pitch.</text:p>
      <text:p text:style-name="Standard"/>
      <text:p text:style-name="Standard">Customization is allowed and encouraged!</text:p>
      <text:p text:style-name="Standard"/>
      <text:p text:style-name="Preformatted_20_Text">www: <text:s text:c="2"/>covertbitops.c64.org</text:p>
      <text:p text:style-name="Preformatted_20_Text">email: <text:a xlink:type="simple" xlink:href="mailto:loorni@gmail.com" text:style-name="Internet_20_link" text:visited-style-name="Visited_20_Internet_20_Link">loorni@gmail.com</text:a></text:p>
      <text:h text:style-name="Heading_20_1" text:outline-level="1">2. How to use</text:h>
      <text:h text:style-name="Heading_20_2" text:outline-level="2">2.1 General keys </text:h>
      <text:p text:style-name="Preformatted_20_Text"><text:s text:c="2"/>F1 <text:s text:c="9"/>Play from beginning</text:p>
      <text:p text:style-name="P1"><text:s text:c="2"/>F2 <text:s text:c="9"/>Toggle fast forward</text:p>
      <text:p text:style-name="P2"><text:s text:c="2"/>F<text:span text:style-name="T5">3</text:span> <text:s text:c="9"/>Play from mark</text:p>
      <text:p text:style-name="P2"><text:s text:c="2"/>F<text:span text:style-name="T5">4</text:span> <text:s text:c="9"/>Stop playing </text:p>
      <text:p text:style-name="P2"><text:s text:c="2"/>F<text:span text:style-name="T5">5</text:span> <text:s text:c="9"/>Enter help screen </text:p>
      <text:p text:style-name="P2"><text:s text:c="2"/>F6 <text:s text:c="9"/>Adjust colors</text:p>
      <text:p text:style-name="Preformatted_20_Text"><text:s text:c="2"/>F7 <text:s text:c="9"/><text:span text:style-name="T5">Octave up</text:span></text:p>
      <text:p text:style-name="Preformatted_20_Text"><text:s text:c="2"/>F8 <text:s text:c="9"/><text:span text:style-name="T5">Octave down</text:span></text:p>
      <text:p text:style-name="P2"><text:s text:c="2"/><text:span text:style-name="T6">⬅</text:span> <text:s text:c="10"/>Enter disk menu</text:p>
      <text:p text:style-name="Preformatted_20_Text"><text:s text:c="2"/>/ <text:s text:c="10"/>Silence test notes</text:p>
      <text:p text:style-name="Preformatted_20_Text"><text:s text:c="2"/>&lt;&gt; <text:s text:c="9"/>Fast scroll up/down</text:p>
      <text:p text:style-name="Preformatted_20_Text"><text:s text:c="2"/>0-9,A-F <text:s text:c="4"/>Edit hexadecimal data</text:p>
      <text:p text:style-name="Preformatted_20_Text"><text:s text:c="2"/>Cursors <text:s text:c="4"/>Move around</text:p>
      <text:p text:style-name="Preformatted_20_Text"><text:s text:c="2"/>Ins/Del <text:s text:c="4"/>Delete rows</text:p>
      <text:p text:style-name="Preformatted_20_Text"><text:s text:c="2"/>Shift+Ins <text:s text:c="2"/>Insert rows</text:p>
      <text:p text:style-name="Preformatted_20_Text"><text:s text:c="2"/>Shift+M <text:s text:c="4"/>Mark copy start/end</text:p>
      <text:p text:style-name="Preformatted_20_Text"><text:s text:c="2"/>Shift+X,C,V Cut/copy/paste</text:p>
      <text:p text:style-name="Preformatted_20_Text"><text:s text:c="2"/>Shift+1,2,3 Switch to tracks 1-3</text:p>
      <text:p text:style-name="Preformatted_20_Text"><text:s text:c="2"/>Shift+4 <text:s text:c="4"/>Switch to pattern</text:p>
      <text:p text:style-name="Preformatted_20_Text"><text:s text:c="2"/>Shift+5,6,7 Switch to tables</text:p>
      <text:p text:style-name="Preformatted_20_Text"><text:s text:c="2"/>Shift+8 <text:s text:c="4"/>Switch to commands</text:p>
      <text:p text:style-name="Preformatted_20_Text"><text:s text:c="2"/>Return <text:s text:c="5"/>Goto pattern/table/command</text:p>
      <text:p text:style-name="Preformatted_20_Text"><text:s text:c="2"/>Shift+Ret. <text:s/>Point and goto next unused pattern/table/command</text:p>
      <text:h text:style-name="Heading_20_2" text:outline-level="2">2.2 Track editor special keys</text:h>
      <text:p text:style-name="Preformatted_20_Text"><text:s text:c="2"/>;: <text:s text:c="9"/>Select sub tune</text:p>
      <text:p text:style-name="Preformatted_20_Text"><text:s text:c="2"/>Space <text:s text:c="6"/>Mark playing position</text:p>
      <text:h text:style-name="Heading_20_2" text:outline-level="2">2.3 Pattern editor special keys</text:h>
      <text:p text:style-name="Preformatted_20_Text"><text:s text:c="2"/>;: <text:s text:c="9"/>Select pattern</text:p>
      <text:p text:style-name="Preformatted_20_Text"><text:s text:c="2"/>-+ <text:s text:c="9"/>Select command number</text:p>
      <text:p text:style-name="Preformatted_20_Text"><text:s text:c="2"/>ZSXDCVGBH.. Lower octave notes</text:p>
      <text:p text:style-name="Preformatted_20_Text"><text:s text:c="2"/>Q2W3ER5T6.. Upper octave notes</text:p>
      <text:p text:style-name="Preformatted_20_Text"><text:s text:c="2"/>Space <text:s text:c="6"/>Enter key off / clear column</text:p>
      <text:p text:style-name="Preformatted_20_Text"><text:s text:c="2"/>Shift+Space Enter key on</text:p>
      <text:p text:style-name="Preformatted_20_Text"><text:s text:c="2"/>Shift+Q <text:s text:c="4"/>Transpose half step down</text:p>
      <text:p text:style-name="Preformatted_20_Text"><text:s text:c="2"/>Shift+A <text:s text:c="4"/>Transpose half step up</text:p>
      <text:p text:style-name="Preformatted_20_Text"><text:s text:c="2"/>Shift+L <text:s text:c="4"/>Toggle command legato</text:p>
      <text:p text:style-name="Preformatted_20_Text"><text:s text:c="2"/>Shift+O <text:s text:c="4"/>Optimize pattern</text:p>
      <text:p text:style-name="Preformatted_20_Text"><text:s text:c="2"/>Return <text:s text:c="5"/>Fill with above note</text:p>
      <text:h text:style-name="Heading_20_2" text:outline-level="2"><text:soft-page-break/>2.4 Command editor special keys</text:h>
      <text:p text:style-name="Preformatted_20_Text"><text:s text:c="2"/>Space <text:s text:c="6"/>Key off test note</text:p>
      <text:p text:style-name="Preformatted_20_Text"><text:s text:c="2"/>Shift+Space Test current command</text:p>
      <text:p text:style-name="Preformatted_20_Text"><text:s text:c="2"/>Shift+S <text:s text:c="4"/>Smart paste (references of the source command are</text:p>
      <text:p text:style-name="Preformatted_20_Text"><text:s text:c="14"/>pointed to destination)</text:p>
      <text:p text:style-name="Preformatted_20_Text"/>
      <text:p text:style-name="Standard">Testing and cut/copy/paste/ins/del works only when the cursor is over the command parameters, not command name. The test note is <text:span text:style-name="Source_20_Text"><text:span text:style-name="T1">C</text:span></text:span> in the currently selected octave and on the channel active in the track editor.</text:p>
      <text:h text:style-name="Heading_20_1" text:outline-level="1">3. The music data</text:h>
      <text:h text:style-name="Heading_20_2" text:outline-level="2">3.1 Track data</text:h>
      <text:p text:style-name="Standard">There can be a maximum of 16 different songs (sub tunes), each with 3 tracks.</text:p>
      <text:p text:style-name="Standard">All songs share the same 127 patterns, tables and 127 commands.</text:p>
      <text:p text:style-name="Standard"/>
      <text:p text:style-name="Standard">Values in the track data:</text:p>
      <text:p text:style-name="Standard"/>
      <text:p text:style-name="Preformatted_20_Text"><text:s text:c="2"/>00 <text:s text:c="3"/>Loop (followed by loop position)</text:p>
      <text:p text:style-name="Preformatted_20_Text"><text:s text:c="2"/>01-7F Pattern to play</text:p>
      <text:p text:style-name="Preformatted_20_Text"><text:s text:c="2"/>80-BF Transpose downwards</text:p>
      <text:p text:style-name="Preformatted_20_Text"><text:s text:c="2"/>C0-FF Transpose upwards (C0 = zero)</text:p>
      <text:p text:style-name="Preformatted_20_Text"/>
      <text:p text:style-name="Standard">Transpose cannot be followed by loop, and the combined length of a sub tune's all tracks cannot exceed 256 bytes.</text:p>
      <text:p text:style-name="Standard"/>
      <text:p text:style-name="Standard">A sub tune that plays only once can be realized by playing a silent pattern (with just a long key off note) last and looping to it indefinitely.</text:p>
      <text:p text:style-name="Standard"/>
      <text:h text:style-name="Heading_20_2" text:outline-level="2">3.2 Pattern data </text:h>
      <text:p text:style-name="Standard">A pattern consists of four columns. From left to right they are:</text:p>
      <text:p text:style-name="Standard"/>
      <text:p text:style-name="Preformatted_20_Text"><text:s text:c="2"/>Note/Key off/Key on</text:p>
      <text:p text:style-name="Preformatted_20_Text"><text:s text:c="2"/>Command number 01-7F, or legato 81-FF</text:p>
      <text:p text:style-name="Preformatted_20_Text"><text:s text:c="2"/>Duration (using decimal notation)</text:p>
      <text:p text:style-name="Preformatted_20_Text"><text:s text:c="2"/>Command name (not editable)</text:p>
      <text:p text:style-name="Preformatted_20_Text"/>
      <text:p text:style-name="P3">A note can range from <text:span text:style-name="Source_20_Text">C-1</text:span> to <text:span text:style-name="Source_20_Text">B-7</text:span>. A note without a command number will use the last used command.</text:p>
      <text:p text:style-name="P3">Similarly, if the duration column is empty, the last used duration will apply.</text:p>
      <text:p text:style-name="Standard"/>
      <text:p text:style-name="Standard">Command numbers <text:span text:style-name="Source_20_Text">81-FF</text:span> are the commands <text:span text:style-name="Source_20_Text">01-7F</text:span> called in legato mode. In legato mode hard restart, init frame waveform setup and auto key on will be skipped (when used with a note), as well as <text:span text:style-name="Source_20_Text">ADSR</text:span> setup; only the table pointers are set.</text:p>
      <text:p text:style-name="Standard"/>
      <text:p text:style-name="Standard">Duration minimum is <text:span text:style-name="Source_20_Text"><text:span text:style-name="T7">0</text:span></text:span><text:span text:style-name="Source_20_Text">3</text:span> and maximum is <text:span text:style-name="Source_20_Text">65</text:span>.</text:p>
      <text:p text:style-name="Standard"/>
      <text:p text:style-name="Standard">Key off is shown as <text:span text:style-name="Source_20_Text">---</text:span> and key on as <text:span text:style-name="Source_20_Text">+++</text:span>. There is no function to let the gate mask stay in its current value, sorry!</text:p>
      <text:h text:style-name="P4" text:outline-level="2"/>
      <text:h text:style-name="P6" text:outline-level="2">3.3 Table data</text:h>
      <text:p text:style-name="Standard">In all tables, the left side selects <text:s/>the command/function, and right side has additional parameters for that function. Jump destination <text:span text:style-name="Source_20_Text">00</text:span> will stop execution of that table.</text:p>
      <text:h text:style-name="Heading_20_3" text:outline-level="3">Wavetable left side values:</text:h>
      <text:p text:style-name="Preformatted_20_Text"><text:s text:c="2"/>00-8F Set waveform, right side is arpeggio (00-7F relative, 8C-DF </text:p>
      <text:p text:style-name="Preformatted_20_Text"><text:s text:c="8"/>absolute notes) </text:p>
      <text:p text:style-name="Preformatted_20_Text"><text:s text:c="2"/>90-BF No waveform, delay arpeggio by 00-2F frames </text:p>
      <text:p text:style-name="Preformatted_20_Text"><text:s text:c="2"/>C0-DF Vibrato with speed 00-1F, right side is depth </text:p>
      <text:p text:style-name="Preformatted_20_Text"><text:s text:c="2"/>E0-FE Slide with speed high byte 00-1E, right side is speed low byte</text:p>
      <text:p text:style-name="Preformatted_20_Text"><text:s text:c="2"/>FF <text:s text:c="3"/>Jump, right side is destination, not to be entered directly from</text:p>
      <text:p text:style-name="Preformatted_20_Text"><text:s text:c="8"/>a command</text:p>
      <text:p text:style-name="Preformatted_20_Text"/>
      <text:p text:style-name="Standard">Vibrato continues indefinitely. For a delay before vibrato starts, a delayed arpeggio step can be used.</text:p>
      <text:p text:style-name="Standard"/>
      <text:p text:style-name="Standard">When slide reaches target pitch, it jumps to the last <text:span text:style-name="T3">“</text:span><text:span text:style-name="T4">set waveform”</text:span>-step executed before the slide started.</text:p>
      <text:h text:style-name="Heading_20_3" text:outline-level="3">Pulse table left side values:</text:h>
      <text:p text:style-name="Preformatted_20_Text"><text:s text:c="2"/>01-7F Modulate pulse for 01-7F frames, right side is signed mod.speed</text:p>
      <text:p text:style-name="Preformatted_20_Text"><text:s text:c="2"/>80-FE Set pulse to right side value</text:p>
      <text:p text:style-name="Preformatted_20_Text"><text:s text:c="2"/>FF <text:s text:c="3"/>Jump, right side is destination, can be entered from a command</text:p>
      <text:h text:style-name="Heading_20_3" text:outline-level="3">Filter table left side values:</text:h>
      <text:p text:style-name="Preformatted_20_Text"><text:s text:c="2"/>01-7F Modulate cutoff for 01-7F frames, right side is signed mod.speed</text:p>
      <text:p text:style-name="Preformatted_20_Text"><text:s text:c="2"/>80-FE Set passband (left nybble-8), channels to be filtered (right</text:p>
      <text:p text:style-name="Preformatted_20_Text"><text:s text:c="8"/>nybble) and cutoff (right side)</text:p>
      <text:p text:style-name="Preformatted_20_Text"><text:s text:c="2"/>FF <text:s text:c="3"/>Jump, right side is destination, can be entered from a command</text:p>
      <text:p text:style-name="Preformatted_20_Text"/>
      <text:p text:style-name="Standard">When setting filter passband/channels/cutoff, resonance will also be set to the left nybble of the left side byte.</text:p>
      <text:h text:style-name="Heading_20_2" text:outline-level="2">3.4 Command data</text:h>
      <text:p text:style-name="Standard">Commands act both as instruments (when used with a note) and as general pattern commands to alter some part of the sound (without notes). A command sets <text:span text:style-name="Source_20_Text">ADSR</text:span> and may set any or all of wave-, pulse- and filter table pointers.</text:p>
      <text:h text:style-name="Heading_20_3" text:outline-level="3">The format of a command is:</text:h>
      <text:p text:style-name="Preformatted_20_Text"><text:s text:c="2"/>ADSR Wv Pu Fl</text:p>
      <text:p text:style-name="Preformatted_20_Text"/>
      <text:p text:style-name="Standard">A pointer value <text:span text:style-name="Source_20_Text">00</text:span> leaves that pointer unchanged, letting the currently running table program (if any) continue.</text:p>
      <text:p text:style-name="Standard"/>
      <text:p text:style-name="Standard">Commands can be named so that using them in patterns becomes easier.</text:p>
      <text:p text:style-name="Standard"/>
      <text:p text:style-name="Standard">To avoid setting <text:span text:style-name="Source_20_Text">ADSR</text:span>, use the command in legato mode (cmd. numbers <text:span text:style-name="Source_20_Text">81-FF</text:span>).</text:p>
      <text:p text:style-name="Standard">Furthermore, the packer / relocator can optimize away the <text:span text:style-name="Source_20_Text">ADSR</text:span> data of commands that are only used in legato mode, if they are put to the end of the command list.</text:p>
      <text:p text:style-name="Standard"/>
      <text:p text:style-name="Standard">You cannot directly stop pulse/filter execution from a command, but you can achieve this by pointing table execution to a <text:span text:style-name="Source_20_Text">FF 00</text:span> step.</text:p>
      <text:h text:style-name="P5" text:outline-level="2">3.5 Global settings</text:h>
      <text:p text:style-name="Standard">These are accessed from the disk menu and allow setting the sustain/release value used in hard restart (default <text:span text:style-name="Source_20_Text">00</text:span>) as well as the note init frame waveform (default <text:span text:style-name="Source_20_Text">09</text:span>). They are also saved with each song. To get brighter attack to noise waveform, try init frame waveform <text:span text:style-name="Source_20_Text">01</text:span> (no testbit).</text:p>
      <text:h text:style-name="Heading_20_2" text:outline-level="2">3.6 Playback optimizations</text:h>
      <text:p text:style-name="Standard">New note data is read from the pattern 3 frames before the note starts. On this frame slide, vibrato and pulse are all skipped.</text:p>
      <text:p text:style-name="Standard"/>
      <text:p text:style-name="Standard"><text:soft-page-break/>Track data (only if necessary) is read one frame before note start. Pulse will be skipped in that case.</text:p>
      <text:p text:style-name="Standard"/>
      <text:p text:style-name="Standard">When executing a command without note, both pulse and wavetable execution are skipped for one frame.</text:p>
      <text:p text:style-name="Standard"/>
      <text:p text:style-name="Standard">To reduce the effect of optimizations, use as long note durations as possible.</text:p>
      <text:h text:style-name="Heading_20_1" text:outline-level="1">4. Packing / relocating</text:h>
      <text:p text:style-name="Standard">There are two distinct modes in the packer / relocator, Normal and Gamemusic.</text:p>
      <text:p text:style-name="Standard">Normal saves the play routine with the music data, and the calls are usual:</text:p>
      <text:p text:style-name="Standard"/>
      <text:p text:style-name="Preformatted_20_Text"><text:s text:c="2"/>Start+0 Init, A = sub tune</text:p>
      <text:p text:style-name="Preformatted_20_Text"><text:s text:c="2"/>Start+3 Play, needs 2 bytes zeropage</text:p>
      <text:p text:style-name="Preformatted_20_Text"><text:s text:c="16"/>(chosen at relocation)</text:p>
      <text:p text:style-name="Preformatted_20_Text"/>
      <text:p text:style-name="Standard">In Gamemusic mode, you also have to choose the start address, but the play routine is not saved with the music. This is to save disk space in a game with lots of music modules. See the Gamemusic player source code (<text:span text:style-name="Source_20_Text">nt2play.s</text:span>) and the example (<text:span text:style-name="Source_20_Text">example.s</text:span>) on how to use.</text:p>
      <text:p text:style-name="Standard"/>
      <text:p text:style-name="Standard">To adjust volume of playback, find the instructions <text:span text:style-name="Source_20_Text">ORA #$0F; STA $D418</text:span> in the player code and change the value of the <text:span text:style-name="Source_20_Text">ORA</text:span> instruction.</text:p>
      <text:h text:style-name="Heading_20_1" text:outline-level="1">5. Closing words</text:h>
      <text:p text:style-name="Standard">See the included example tunes to best find out how this music system works in practice. Good luck, and have fun!</text:p>
      <text:h text:style-name="Heading_20_1" text:outline-level="1">Version history</text:h>
      <text:p text:style-name="Preformatted_20_Text">V2.0 <text:s/>- Original</text:p>
      <text:p text:style-name="Preformatted_20_Text"/>
      <text:p text:style-name="Preformatted_20_Text">V2.01 - Gamemusic sound effect routine optimized</text:p>
      <text:p text:style-name="Preformatted_20_Text"><text:s text:c="6"/>- ins2nt2 updated for different data ordering</text:p>
      <text:p text:style-name="Preformatted_20_Text"><text:s text:c="6"/>- Current time position in pattern is shown alongside total duration</text:p>
      <text:p text:style-name="Preformatted_20_Text"><text:s text:c="6"/>- Packed size ("Ps") of pattern is shown in hexadecimal</text:p>
      <text:p text:style-name="Preformatted_20_Text"><text:s text:c="6"/>- Testing the last edited command also works in tables</text:p>
      <text:p text:style-name="Preformatted_20_Text"><text:s text:c="6"/>- ProTracker and DMC note entry modes are switchable</text:p>
      <text:p text:style-name="Preformatted_20_Text"/>
      <text:p text:style-name="Preformatted_20_Text">V2.02 – Hard restart is now 2 frames by default (init waveform has gatebit off)</text:p>
      <text:p text:style-name="Preformatted_20_Text"><text:s text:c="6"/>- Zeropage use reduced to 2 bytes</text:p>
      <text:p text:style-name="Preformatted_20_Text"><text:s text:c="6"/>- Table editor limits absolute arpeggio notes to valid range</text:p>
      <text:p text:style-name="Preformatted_20_Text"><text:s text:c="7"/></text:p>
      <text:p text:style-name="Preformatted_20_Text">V2.03 – Hard restart is 2 frames + 1 silent frame for note init ("hifi" style)</text:p>
      <text:p text:style-name="Preformatted_20_Text"><text:s text:c="6"/>- Duration range changed to 3-65</text:p>
      <text:p text:style-name="Preformatted_20_Text"><text:s text:c="6"/>- No duration restrictions on transpose &amp; song loop</text:p>
      <text:p text:style-name="Preformatted_20_Text"><text:s text:c="6"/>- Playback optimizations changed</text:p>
      <text:p text:style-name="Preformatted_20_Text"><text:s text:c="6"/>- Slide goes to the last waveform/arpeggio step when finished, not to</text:p>
      <text:p text:style-name="Preformatted_20_Text"><text:s text:c="8"/>a delayed arpeggio step anymore</text:p>
      <text:p text:style-name="Preformatted_20_Text"/>
      <text:p text:style-name="Preformatted_20_Text">V2.04 - Reset transpose when a sub tune is played from the beginning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.5pt" style:font-size-asian="10.5pt" style:font-size-complex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5pt" fo:font-weight="bold" style:font-size-asian="15pt" style:font-weight-asian="bold" style:font-size-complex="15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editing-duration>P0D</meta:editing-duration>
    <meta:editing-cycles>1</meta:editing-cycles>
    <meta:generator>LibreOffice/6.3.3.2$MacOSX_X86_64 LibreOffice_project/a64200df03143b798afd1ec74a12ab50359878ed</meta:generator>
    <meta:creation-date>2019-12-09T00:49:27.848676642</meta:creation-date>
    <dc:subject>Ninja Tracker V2.04</dc:subject>
    <dc:title>NinjaTracker Documentation</dc:title>
    <meta:document-statistic meta:table-count="0" meta:image-count="0" meta:object-count="0" meta:page-count="4" meta:paragraph-count="141" meta:word-count="1309" meta:character-count="8085" meta:non-whitespace-character-count="6429"/>
  </office:meta>
</office:document-meta>
</file>